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2298" officeooo:paragraph-rsid="00042298"/>
    </style:style>
    <style:style style:name="P2" style:family="paragraph" style:parent-style-name="Header">
      <style:paragraph-properties fo:text-align="end" style:justify-single-word="false"/>
      <style:text-properties officeooo:rsid="000a1077" officeooo:paragraph-rsid="000a1077"/>
    </style:style>
    <style:style style:name="T1" style:family="text">
      <style:text-properties officeooo:rsid="000536be"/>
    </style:style>
    <style:style style:name="T2" style:family="text">
      <style:text-properties officeooo:rsid="0006a594"/>
    </style:style>
    <style:style style:name="T3" style:family="text">
      <style:text-properties officeooo:rsid="00093b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g. 604-607 / 2, 4, 6, 8, 28, 30, 32, 46 </text:p>
      <text:p text:style-name="Standard"/>
      <text:p text:style-name="P1">2.) <text:span text:style-name="T1">#include &lt;cctype&gt;</text:span></text:p>
      <text:p text:style-name="P1"/>
      <text:p text:style-name="P1">4.) 5</text:p>
      <text:p text:style-name="P1"/>
      <text:p text:style-name="P1">6.) #include &lt;cstdlib&gt;</text:p>
      <text:p text:style-name="P1"/>
      <text:p text:style-name="P1">8.) <text:span text:style-name="T1">the standard logical operators (==, &gt;=, &lt;=, !=) work with strings, but not cstrings. You could also use the cstring comparison functions by passing in the strings a</text:span></text:p>
      <text:p text:style-name="P1"/>
      <text:p text:style-name="P1">28.)<text:tab/><text:span text:style-name="T2">int elemCount = 0;</text:span></text:p>
      <text:p text:style-name="P1"><text:tab/><text:span text:style-name="T3">int alphaCount = 0;</text:span></text:p>
      <text:p text:style-name="P1"><text:tab/><text:span text:style-name="T2">while (input[elemCount] != ‘\0’) {</text:span></text:p>
      <text:p text:style-name="P1"><text:tab/><text:tab/><text:span text:style-name="T3">if(isalpha(input[elemCount])</text:span></text:p>
      <text:p text:style-name="P1"><text:tab/><text:tab/><text:tab/><text:span text:style-name="T3">alphaCount++;</text:span></text:p>
      <text:p text:style-name="P1"><text:tab/><text:tab/><text:span text:style-name="T3">elemCount++;</text:span></text:p>
      <text:p text:style-name="P1"><text:tab/><text:span text:style-name="T3">}</text:span></text:p>
      <text:p text:style-name="P1"><text:tab/><text:tab/></text:p>
      <text:p text:style-name="P1"/>
      <text:p text:style-name="P1">30.) <text:span text:style-name="T2">value = atof(str);</text:span></text:p>
      <text:p text:style-name="P1"/>
      <text:p text:style-name="P1">32.)<text:tab/><text:span text:style-name="T2">if(strcmp(str1, str2) == 0)</text:span></text:p>
      <text:p text:style-name="P1"><text:tab/><text:tab/><text:span text:style-name="T2">cout &lt;&lt; “They are the same!\n”;</text:span></text:p>
      <text:p text:style-name="P1"/>
      <text:p text:style-name="P1">46.) <text:span text:style-name="T1">strcmp calls for character pointers, not characters. A single character is a cstring. A cstring continaing only a single character is, but these are not pointers at a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1077" officeooo:paragraph-rsid="000a107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dam Stammer</text:p>
        <text:p text:style-name="MP1">Chapter 10 Bookwor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21:51:05.537000000</meta:creation-date>
    <meta:generator>LibreOffice/6.0.1.1$Windows_X86_64 LibreOffice_project/60bfb1526849283ce2491346ed2aa51c465abfe6</meta:generator>
    <dc:date>2018-03-02T16:13:57.435000000</dc:date>
    <meta:editing-duration>PT14M53S</meta:editing-duration>
    <meta:editing-cycles>3</meta:editing-cycles>
    <meta:document-statistic meta:table-count="0" meta:image-count="0" meta:object-count="0" meta:page-count="1" meta:paragraph-count="19" meta:word-count="115" meta:character-count="692" meta:non-whitespace-character-count="580"/>
  </office:meta>
</office:document-meta>
</file>